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3.102cm" svg:height="2cm" svg:x="0cm" svg:y="0cm">
            <text:p/>
          </draw:rect>
          <draw:line draw:style-name="gr2" draw:layer="layout" svg:x1="0.102cm" svg:y1="0cm" svg:x2="0.102cm" svg:y2="2cm">
            <text:p/>
          </draw:line>
          <draw:line draw:style-name="gr2" draw:layer="layout" svg:x1="3cm" svg:y1="0cm" svg:x2="3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7U</dc:title>
    <meta:creation-date>2011-02-07T17:02:21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